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ab2d"/>
    </style:style>
    <style:style style:name="P2" style:family="paragraph" style:parent-style-name="Standard">
      <style:text-properties officeooo:paragraph-rsid="0020d985"/>
    </style:style>
    <style:style style:name="P3" style:family="paragraph" style:parent-style-name="Text_20_body">
      <style:text-properties officeooo:paragraph-rsid="0017ab2d"/>
    </style:style>
    <style:style style:name="P4" style:family="paragraph" style:parent-style-name="Text_20_body">
      <style:text-properties officeooo:rsid="00300afe" officeooo:paragraph-rsid="00300afe"/>
    </style:style>
    <style:style style:name="P5" style:family="paragraph" style:parent-style-name="Heading_20_2">
      <style:text-properties officeooo:paragraph-rsid="0017ab2d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房屋管理系统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66_560944706" text:style-name="Index_20_Link" text:visited-style-name="Index_20_Link">产品定义<text:tab/>2</text:a></text:p>
          <text:p text:style-name="P7"><text:a xlink:type="simple" xlink:href="#__RefHeading___Toc156_560944706" text:style-name="Index_20_Link" text:visited-style-name="Index_20_Link">需求分析<text:tab/>2</text:a></text:p>
          <text:p text:style-name="P6"><text:a xlink:type="simple" xlink:href="#__RefHeading___Toc168_560944706" text:style-name="Index_20_Link" text:visited-style-name="Index_20_Link">1.房屋基本信息管理<text:tab/>2</text:a></text:p>
          <text:p text:style-name="P6"><text:a xlink:type="simple" xlink:href="#__RefHeading___Toc170_560944706" text:style-name="Index_20_Link" text:visited-style-name="Index_20_Link">2.租赁信息管理<text:tab/>2</text:a></text:p>
          <text:p text:style-name="P6"><text:a xlink:type="simple" xlink:href="#__RefHeading___Toc172_560944706" text:style-name="Index_20_Link" text:visited-style-name="Index_20_Link">3.数据同步<text:tab/>2</text:a></text:p>
          <text:p text:style-name="P6"><text:a xlink:type="simple" xlink:href="#__RefHeading___Toc174_560944706" text:style-name="Index_20_Link" text:visited-style-name="Index_20_Link">4.提醒功能<text:tab/>2</text:a></text:p>
          <text:p text:style-name="P7"><text:a xlink:type="simple" xlink:href="#__RefHeading___Toc158_560944706" text:style-name="Index_20_Link" text:visited-style-name="Index_20_Link">交互方案设计<text:tab/>2</text:a></text:p>
          <text:p text:style-name="P7"><text:a xlink:type="simple" xlink:href="#__RefHeading___Toc160_560944706" text:style-name="Index_20_Link" text:visited-style-name="Index_20_Link">实现方案设计<text:tab/>2</text:a></text:p>
          <text:p text:style-name="P7"><text:a xlink:type="simple" xlink:href="#__RefHeading___Toc162_560944706" text:style-name="Index_20_Link" text:visited-style-name="Index_20_Link">编码<text:tab/>3</text:a></text:p>
          <text:p text:style-name="P7"><text:a xlink:type="simple" xlink:href="#__RefHeading___Toc164_560944706" text:style-name="Index_20_Link" text:visited-style-name="Index_20_Link">调试<text:tab/>3</text:a></text:p>
        </text:index-body>
      </text:table-of-content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66_560944706"/><text:soft-page-break/>产品定义<text:bookmark-end text:name="__RefHeading___Toc166_560944706"/></text:h>
      <text:p text:style-name="P4">主要面向</text:p>
      <text:h text:style-name="Heading_20_1" text:outline-level="1"><text:bookmark-start text:name="__RefHeading___Toc156_560944706"/>需求分析<text:bookmark-end text:name="__RefHeading___Toc156_560944706"/></text:h>
      <text:h text:style-name="Heading_20_2" text:outline-level="2"><text:bookmark-start text:name="__RefHeading___Toc168_560944706"/>房屋基本信息管理<text:bookmark-end text:name="__RefHeading___Toc168_560944706"/></text:h>
      <text:p text:style-name="P1">包括房屋编号，位置，设施</text:p>
      <text:h text:style-name="Heading_20_2" text:outline-level="2"><text:bookmark-start text:name="__RefHeading___Toc170_560944706"/>租赁信息管理<text:bookmark-end text:name="__RefHeading___Toc170_560944706"/></text:h>
      <text:p text:style-name="Text_20_body">承租人信息：姓名，身份证号，电话</text:p>
      <text:p text:style-name="Text_20_body">租赁期间：起始时间，终止时间</text:p>
      <text:p text:style-name="Text_20_body">租赁费用：房租</text:p>
      <text:p text:style-name="Text_20_body">其他费用：水，电，网，有线电视，卫生费</text:p>
      <text:h text:style-name="P5" text:outline-level="2"><text:bookmark-start text:name="__RefHeading___Toc172_560944706"/>数据同步<text:bookmark-end text:name="__RefHeading___Toc172_560944706"/></text:h>
      <text:p text:style-name="P3">同步本地数据库至服务器端</text:p>
      <text:h text:style-name="P5" text:outline-level="2"><text:bookmark-start text:name="__RefHeading___Toc174_560944706"/><text:span text:style-name="T1">提醒功能</text:span><text:bookmark-end text:name="__RefHeading___Toc174_560944706"/></text:h>
      <text:p text:style-name="Text_20_body">房屋到期提醒</text:p>
      <text:p text:style-name="Text_20_body">交房租提醒</text:p>
      <text:h text:style-name="Heading_20_1" text:outline-level="1"><text:bookmark-start text:name="__RefHeading___Toc158_560944706"/>交互方案设计<text:bookmark-end text:name="__RefHeading___Toc158_560944706"/></text:h>
      <text:p text:style-name="Standard">交互流程</text:p>
      <text:p text:style-name="Standard">界面现实方案</text:p>
      <text:h text:style-name="Heading_20_1" text:outline-level="1"><text:bookmark-start text:name="__RefHeading___Toc160_560944706"/>实现方案设计<text:bookmark-end text:name="__RefHeading___Toc160_560944706"/></text:h>
      <text:p text:style-name="P2">数据抽象</text:p>
      <text:p text:style-name="P2">系统设计</text:p>
      <text:h text:style-name="Heading_20_1" text:outline-level="1"><text:bookmark-start text:name="__RefHeading___Toc162_560944706"/>编码<text:bookmark-end text:name="__RefHeading___Toc162_560944706"/></text:h>
      <text:h text:style-name="Heading_20_1" text:outline-level="1"><text:bookmark-start text:name="__RefHeading___Toc164_560944706"/>调试<text:bookmark-end text:name="__RefHeading___Toc164_560944706"/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21:35:46.691579112</meta:creation-date>
    <dc:date>2017-01-15T21:50:49.748209140</dc:date>
    <meta:editing-duration>PT5H53M23S</meta:editing-duration>
    <meta:editing-cycles>26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232" meta:character-count="264" meta:non-whitespace-character-count="252"/>
  </office:meta>
</office:document-meta>
</file>